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4b0bc7" officeooo:paragraph-rsid="004b0b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: Mobile operating system that uses Linux kernel</text:p>
      <text:p text:style-name="P1">Linux: Open source OS developed by Linus Torvalds</text:p>
      <text:p text:style-name="P1">OSX: Operating system based on UNIX</text:p>
      <text:p text:style-name="P1">pwd: Command to print name of the current directory</text:p>
      <text:p text:style-name="P1">cp: Command used to copy file(s)</text:p>
      <text:p text:style-name="P1">cd: Command used to navigate between directories</text:p>
      <text:p text:style-name="P1">passwd: Command used to change user password</text:p>
      <text:p text:style-name="P1">ls: Command to lise content of the directory</text:p>
      <text:p text:style-name="P1">Windows: Proprietary OS developed by Microsoft</text:p>
      <text:p text:style-name="P1">mv: Command used to move fi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3:12:21.454667807</meta:creation-date>
    <dc:date>2017-02-07T22:44:03.674774690</dc:date>
    <meta:editing-duration>PT1H21M52S</meta:editing-duration>
    <meta:editing-cycles>65</meta:editing-cycles>
    <meta:generator>LibreOffice/5.1.4.2$Linux_X86_64 LibreOffice_project/10m0$Build-2</meta:generator>
    <meta:document-statistic meta:table-count="0" meta:image-count="0" meta:object-count="0" meta:page-count="1" meta:paragraph-count="10" meta:word-count="71" meta:character-count="435" meta:non-whitespace-character-count="374"/>
  </office:meta>
</office:document-meta>
</file>